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7-1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REMIAH'S CONDEMNATION OF THE PEOPLE (7:1-8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REMIAH'S CONDEMNATION OF THE PEOPLE (7:1-8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y deceive themselves (7:1-1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y deceive themselves (7:1-15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fallacies (7:1-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facts (7:8-1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REMIAH'S CONDEMNATION OF THE PEOPLE (7:1-8:1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y deceive themselves (7:1-15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destroy themselves (7:16-8:1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y destroy themselves (7:16-8:17).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mmand (7: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orruption (7:17-31; 8:4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orruption (7:17-31; 8:4-15)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worship idols (7:17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urt themselves (7:1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feel God's fury and are consumed (7:20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are like the people God led out of Egypt (7:21-26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do not respond to truth (7:27-2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sin right before God's eyes (7:3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sacrifice their own children (7:31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refuse to heed God's law (8:4-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allow themselves to be governed by lying leaders (8:8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y destroy themselves (7:16-8:17).<text:s text:c="1"/>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ommand (7: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rruption (7:17-31; 8:4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ondemnation involved (7:32-8:3, 16-1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8" draw:style-name="a605" draw:master-page-name="Master1-Layout12-tx-Title-and-Text" presentation:presentation-page-layout-name="Master1-PPL12" draw:id="Slide-263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ondemnation involved (7:32-8:3, 16-17)<text:s text:c="1"/></text:span><text:span text:style-name="a607" text:class-names=""/></text:p>
          </draw:text-box>
          <svg:title/>
          <svg:desc/>
        </draw:frame>
        <draw:frame draw:id="id106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place where they worship idols will become the Valley of Slaughter (7:32-3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nemy troops will desecrate their graves, digging up the bones (8:1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oldiers will bite them like poisonous serpents (8:16-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9" draw:style-name="a623" draw:master-page-name="Master1-Layout12-tx-Title-and-Text" presentation:presentation-page-layout-name="Master1-PPL12" draw:id="Slide-264">
        <draw:frame draw:id="id107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They destroy themselves (7:16-8:17).<text:s text:c="1"/></text:span><text:span text:style-name="a625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command (7:1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rruption (7:17-31; 8:4-15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ndemnation involved (7:32-8:3, 16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'S CONDEMNATION OF THE PEOPLE (7:1-8:17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y deceive themselves (7:1-15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y destroy themselves (7:16-8:17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JEREMIAH 7-10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JEREMIAH'S CONDEMNATION OF THE PEOPLE (7:1-8:17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JEREMIAH'S RESPONSE (8:18-9:2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-title-Title-Slide" presentation:presentation-page-layout-name="Master1-PPL1" draw:id="Slide-267">
        <draw:frame draw:id="id113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JEREMIAH'S RESPONSE (8:18-9:26)<text:s text:c="1"/></text:span><text:span text:style-name="a673" text:class-names=""/></text:p>
          </draw:text-box>
          <svg:title/>
          <svg:desc/>
        </draw:frame>
        <draw:frame draw:id="id114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Jeremiah's sorrow (8:18-9:1, 10-12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3" draw:style-name="a681" draw:master-page-name="Master1-Layout1-title-Title-Slide" presentation:presentation-page-layout-name="Master1-PPL1" draw:id="Slide-268">
        <draw:frame draw:id="id115" presentation:style-name="a685" draw:name="Title 1" svg:x="1.38in" svg:y="0.83in" svg:width="10.3in" svg:height="4.42in" presentation:class="title" presentation:placeholder="false">
          <draw:text-box>
            <text:p text:style-name="a684" text:class-names="" text:cond-style-name=""><text:span text:style-name="a682" text:class-names=""><text:s text:c="1"/>Jeremiah's sorrow (8:18-9:1, 10-12)<text:s text:c="1"/></text:span><text:span text:style-name="a683" text:class-names=""/></text:p>
          </draw:text-box>
          <svg:title/>
          <svg:desc/>
        </draw:frame>
        <draw:frame draw:id="id116" presentation:style-name="a690" draw:name="Subtitle 2" svg:x="1.38in" svg:y="5.25in" svg:width="10.3in" svg:height="1.85in" presentation:class="subtitle" presentation:placeholder="false">
          <draw:text-box>
            <text:p text:style-name="a687" text:class-names="" text:cond-style-name=""><text:span text:style-name="a686" text:class-names=""><text:s text:c="1"/>The extent (8:18-19, 21-22; 9:1, 10-12)<text:s text:c="1"/></text:span></text:p>
            <text:p text:style-name="a689" text:class-names="" text:cond-style-name=""><text:span text:style-name="a688" text:class-names=""/></text:p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extent (8:18-19, 21-22; 9:1, 10-12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His heart is broken and beyond healing (8:18-19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His weeping continues day and night (8:21-22; 9:1, 10-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remiah's sorrow (8:18-9:1, 10-12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The extent (8:18-19, 21-22; 9:1, 10-12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explanation (8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REMIAH'S RESPONSE (8:18-9:26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remiah's sorrow (8:18-9:1, 10-12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udah's sins and sufferings (9:2-9, 13-2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-title-Title-Slide" presentation:presentation-page-layout-name="Master1-PPL1" draw:id="Slide-272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udah's sins and sufferings (9:2-9, 13-26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sins (9:2-9, 13-14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18" draw:style-name="a746" draw:master-page-name="Master1-Layout12-tx-Title-and-Text" presentation:presentation-page-layout-name="Master1-PPL12" draw:id="Slide-273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sins (9:2-9, 13-14)<text:s text:c="1"/></text:span><text:span text:style-name="a748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dultery (9: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Dishonesty (9: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reachery (9:2, 4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dolatry (9:13-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udah's sins and sufferings (9:2-9, 13-26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sins (9:2-9, 13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sufferings (9:15-26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sufferings (9:15-26)<text:s text:c="1"/></text:span><text:span text:style-name="a784" text:class-names=""/></text:p>
          </draw:text-box>
          <svg:title/>
          <svg:desc/>
        </draw:frame>
        <draw:frame draw:id="id130" presentation:style-name="a799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o be given bitter food and poisoned water (9: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o be scattered among distant lands (9: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o be afflicted with anguish, death, and mourning (9:17-26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1" draw:style-name="a800" draw:master-page-name="Master1-Layout12-tx-Title-and-Text" presentation:presentation-page-layout-name="Master1-PPL12" draw:id="Slide-276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udah's sins and sufferings (9:2-9, 13-26)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sins (9:2-9, 13-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sufferings (9:15-26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2" draw:style-name="a815" draw:master-page-name="Master1-Layout12-tx-Title-and-Text" presentation:presentation-page-layout-name="Master1-PPL12" draw:id="Slide-277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JEREMIAH'S RESPONSE (8:18-9:26)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remiah's sorrow (8:18-9:1, 10-1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udah's sins and sufferings (9:2-9, 13-26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3" draw:style-name="a830" draw:master-page-name="Master1-Layout12-tx-Title-and-Text" presentation:presentation-page-layout-name="Master1-PPL12" draw:id="Slide-278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JEREMIAH 7-10<text:s text:c="1"/></text:span><text:span text:style-name="a832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JEREMIAH'S CONDEMNATION OF THE PEOPLE (7:1-8:17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JEREMIAH'S RESPONSE (8:18-9:2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REMIAH'S CONTRAST (10:1-2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4" draw:style-name="a848" draw:master-page-name="Master1-Layout12-tx-Title-and-Text" presentation:presentation-page-layout-name="Master1-PPL12" draw:id="Slide-279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JEREMIAH'S CONTRAST (10:1-25)<text:s text:c="1"/></text:span><text:span text:style-name="a850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Judah's false gods: (10:1-5, 8-16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Judah's true God (10:6-7, 17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5" draw:style-name="a863" draw:master-page-name="Master1-Layout12-tx-Title-and-Text" presentation:presentation-page-layout-name="Master1-PPL12" draw:id="Slide-280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EREMIAH 7-10<text:s text:c="1"/></text:span><text:span text:style-name="a865" text:class-names=""/></text:p>
          </draw:text-box>
          <svg:title/>
          <svg:desc/>
        </draw:frame>
        <draw:frame draw:id="id140" presentation:style-name="a880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JEREMIAH'S CONDEMNATION OF THE PEOPLE (7:1-8:17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JEREMIAH'S RESPONSE (8:18-9:26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JEREMIAH'S CONTRAST (10:1-25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7-10 </dc:title>
    <meta:initial-creator>David STRICKLAND</meta:initial-creator>
    <dc:creator>David STRICKLAND</dc:creator>
    <meta:creation-date>2020-02-22T17:32:59Z</meta:creation-date>
    <dc:date>2020-02-22T17:33:00Z</dc:date>
    <meta:template xlink:href="BibleStudy" xlink:type="simple"/>
    <meta:editing-cycles>1</meta:editing-cycles>
    <meta:editing-duration>PT0S</meta:editing-duration>
    <meta:document-statistic meta:paragraph-count="85" meta:word-count="678"/>
  </office:meta>
</office:document-meta>
</file>